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94cm" svg:height="0.661cm" draw:z-index="0"><draw:image xlink:href="../../odt/images/3012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Субмодель релейное минус с переменными ЗН и ЗВ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2.17cm" svg:height="1.191cm" draw:z-index="0"><draw:image xlink:href="../../odt/images/3012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3">→</text:span> «Войти в субмодель».</text:p>
            <text:p text:style-name="Text_20_body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отрицательном входном сигнале (иначе на выходе ноль).</text:p>
            <text:p text:style-name="Text_20_body"><text:span text:style-name="T1">Входные сигналы</text:span>:</text:p>
            <text:list xml:id="list7467313567965104566" text:style-name="L1">
              <text:list-item>
                <text:p text:style-name="P4">Сигнал — обрабатываемый блоком сигнал.</text:p>
              </text:list-item>
              <text:list-item>
                <text:p text:style-name="P4">Зона нечувствительности — ширина зоны нечувствительности.</text:p>
              </text:list-item>
              <text:list-item>
                <text:p text:style-name="P4">Зона возврата — ширина зоны возврата.</text:p>
              </text:list-item>
            </text:list>
            <text:p text:style-name="Text_20_body"><text:span text:style-name="T1">Выходные сигналы</text:span>:</text:p>
            <text:list xml:id="list2880071203934427799" text:style-name="L2">
              <text:list-item>
                <text:p text:style-name="P5">Выход реле — сигнал, равный +1 или 0, в соответствии с алгоритмом работы блока.</text:p>
              </text:list-item>
            </text:list>
            <text:p text:style-name="Text_20_body"><text:span text:style-name="T4">Свойства</text:span>:</text:p>
            <text:p text:style-name="Text_20_body">Для работы блока задавать параметры не требуется.</text:p>
            <text:p text:style-name="Text_20_body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минус с переменными ЗН и ЗВ</dc:title>
    <dc:date>2012-03-30T15:57:13.39</dc:date>
    <meta:generator>OpenOffice_Beta/4.1.0$Win32 OpenOffice.org_project/410m14$Build-9760</meta:generator>
    <meta:editing-duration>PT2H36M46S</meta:editing-duration>
    <meta:editing-cycles>59</meta:editing-cycles>
    <meta:document-statistic meta:table-count="1" meta:image-count="2" meta:object-count="0" meta:page-count="1" meta:paragraph-count="17" meta:word-count="145" meta:character-count="1047"/>
  </office:meta>
</office:document-meta>
</file>